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 New Roman" svg:font-family="'Time New Roman'"/>
    <style:font-face style:name="Time New Romans" svg:font-family="'Time New Romans'"/>
    <style:font-face style:name="Times New Roman" svg:font-family="'Times New Roman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1406c" officeooo:paragraph-rsid="0011406c"/>
    </style:style>
    <style:style style:name="P2" style:family="paragraph" style:parent-style-name="Text_20_body">
      <style:paragraph-properties fo:text-align="center" style:justify-single-word="false"/>
      <style:text-properties fo:font-size="20pt" fo:font-weight="bold" officeooo:rsid="0011406c" officeooo:paragraph-rsid="0011406c" style:font-weight-asian="bold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style:font-name="Time New Romans" fo:font-size="13pt" officeooo:rsid="0011406c" officeooo:paragraph-rsid="0011406c" style:font-size-asian="13pt" style:font-size-complex="13pt"/>
    </style:style>
    <style:style style:name="P4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style:font-name="Time New Romans" fo:font-size="13pt" officeooo:paragraph-rsid="0011406c" style:font-size-asian="13pt" style:font-size-complex="13pt"/>
    </style:style>
    <style:style style:name="P5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style:font-name="Time New Romans" fo:font-size="13pt" fo:language="fr" fo:country="FR" officeooo:rsid="0011406c" officeooo:paragraph-rsid="0011406c" style:font-size-asian="13pt" style:font-size-complex="13pt"/>
    </style:style>
    <style:style style:name="P6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style:font-name="Time New Romans" fo:font-size="13pt" fo:language="fr" fo:country="FR" officeooo:rsid="0011406c" officeooo:paragraph-rsid="00144bbb" style:font-size-asian="13pt" style:font-size-complex="13pt"/>
    </style:style>
    <style:style style:name="P7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style:font-name="Time New Romans" fo:font-size="13pt" fo:language="fr" fo:country="FR" officeooo:rsid="00144bbb" officeooo:paragraph-rsid="00144bbb" style:font-size-asian="13pt" style:font-size-complex="13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199cm" style:auto-text-indent="false"/>
      <style:text-properties fo:language="fr" fo:country="FR" officeooo:paragraph-rsid="00126f75"/>
    </style:style>
    <style:style style:name="P9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officeooo:paragraph-rsid="00187f29"/>
    </style:style>
    <style:style style:name="P10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officeooo:paragraph-rsid="0018ae11"/>
    </style:style>
    <style:style style:name="T1" style:family="text">
      <style:text-properties officeooo:rsid="0011406c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126f75"/>
    </style:style>
    <style:style style:name="T4" style:family="text">
      <style:text-properties fo:language="fr" fo:country="FR" officeooo:rsid="0015d7b0"/>
    </style:style>
    <style:style style:name="T5" style:family="text">
      <style:text-properties fo:language="fr" fo:country="FR" officeooo:rsid="0017464b"/>
    </style:style>
    <style:style style:name="T6" style:family="text">
      <style:text-properties fo:language="fr" fo:country="FR" officeooo:rsid="00187f29"/>
    </style:style>
    <style:style style:name="T7" style:family="text">
      <style:text-properties fo:language="fr" fo:country="FR" officeooo:rsid="0018ae11"/>
    </style:style>
    <style:style style:name="T8" style:family="text">
      <style:text-properties officeooo:rsid="00126f75"/>
    </style:style>
    <style:style style:name="T9" style:family="text">
      <style:text-properties style:font-name="Time New Romans" fo:font-size="13pt" officeooo:rsid="00126f75" style:font-size-asian="13pt" style:font-name-complex="Times New Roman1" style:font-size-complex="13pt"/>
    </style:style>
    <style:style style:name="T10" style:family="text">
      <style:text-properties style:font-name="Time New Romans" fo:font-size="13pt" officeooo:rsid="00144bbb" style:font-size-asian="13pt" style:font-name-complex="Times New Roman1" style:font-size-complex="13pt"/>
    </style:style>
    <style:style style:name="T11" style:family="text">
      <style:text-properties style:font-name="Time New Romans" fo:font-size="13pt" fo:language="fr" fo:country="FR" officeooo:rsid="00144bbb" style:font-size-asian="13pt" style:font-size-complex="13pt"/>
    </style:style>
    <style:style style:name="T12" style:family="text">
      <style:text-properties style:font-name="Time New Romans" fo:font-size="13pt" fo:language="fr" fo:country="FR" officeooo:rsid="0015d7b0" style:font-size-asian="13pt" style:font-size-complex="13pt"/>
    </style:style>
    <style:style style:name="T13" style:family="text">
      <style:text-properties officeooo:rsid="00144bbb"/>
    </style:style>
    <style:style style:name="T14" style:family="text">
      <style:text-properties officeooo:rsid="0015d7b0"/>
    </style:style>
    <style:style style:name="T15" style:family="text">
      <style:text-properties officeooo:rsid="001746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Risk[S]Solutions - Hanoi</text:p>
      <text:p text:style-name="P3">PRÉAMBULE PROJET</text:p>
      <text:p text:style-name="P3">Nom du groupe: AfriViet</text:p>
      <text:p text:style-name="P4"><text:span text:style-name="T1">Nom de la solution: </text:span><text:span text:style-name="T3">SSA(Système Securité Agent)</text:span></text:p>
      <text:p text:style-name="P5">Année de création : 2016</text:p>
      <text:p text:style-name="P6">Résumé du projet : <text:span text:style-name="T13">Nous avons</text:span> <text:span text:style-name="T8">développé un système qui est basé sur le logiciel Snort. En appliquant l'intelligence artificielle, nous nous intéressons d'améliorer la performance de Snort. </text:span></text:p>
      <text:p text:style-name="P8"><text:span text:style-name="T10">N</text:span><text:span text:style-name="T9">ous identifions les </text:span><text:span text:style-name="T10">les exigences</text:span><text:span text:style-name="T9"> suivants:</text:span></text:p>
      <text:p text:style-name="P7">- Extranet surveillance pour le suivi des activités de l'extranet;</text:p>
      <text:p text:style-name="P7">- La gestion des politiques pour la gestion des politiques de sécurité du réseau;</text:p>
      <text:p text:style-name="P7">- Gestion de la sécurité pour la gestion de la sécurité d'une distribution ou locale réseau.</text:p>
      <text:p text:style-name="P10"><text:span text:style-name="T11">Historique du projet: </text:span><text:span text:style-name="T12">Suite au</text:span><text:span text:style-name="T11"> développement de la réseaux sociaux, le système informatique </text:span><text:span text:style-name="T12">des </text:span>administrations publiques <text:span text:style-name="T14">face au risque l'intrusion. Il est important de donner la décision si besoin immédiatement. Normalement, quand un attaque se produise, </text:span><text:bookmark text:name="result_box"/><text:span text:style-name="T14">un </text:span><text:span text:style-name="T2">administrateur système </text:span><text:span text:style-name="T4">a besoin </text:span><text:span text:style-name="T5">de détecter et excécuter exactement tout de suite. </text:span><text:span text:style-name="T6">Cependant, </text:span><text:bookmark text:name="result_box3"/><text:span text:style-name="T2">les humains peuvent être </text:span><text:span text:style-name="T7">influencé</text:span><text:span text:style-name="T2"> par des facteurs tels que le moral, l'environnement</text:span><text:span text:style-name="T6">...Dans ce contexte, </text:span><text:span text:style-name="T5"><text:s/>Il y a un question qui se pose: </text:span><text:bookmark text:name="result_box4"/><text:span text:style-name="T2">ce qui se passerait si</text:span><text:span text:style-name="T5"> </text:span><text:span text:style-name="T7">l' administrateur système donne une décision mauvaise.</text:span></text:p>
      <text:p text:style-name="P9"><text:span text:style-name="T15">Notre système compose des agents qui sont </text:span><text:bookmark text:name="result_box1"/><text:span text:style-name="T2">capables </text:span><text:span text:style-name="T5">d'</text:span><text:span text:style-name="T2">auto-apprentissage </text:span><text:span text:style-name="T5">à partir de la base de donné et </text:span><text:span text:style-name="T2">de l'autonomie résoudre la situation. </text:span><text:span text:style-name="T5">La base de donné de cet application sera mettre à jours </text:span><text:span text:style-name="T6">sur la situation des attaques. <text:s/></text:span><text:bookmark text:name="result_box2"/><text:span text:style-name="T2">Nous sommes dirigés vers un système qui peut remplacer complètement l'administrateur système</text:span><text:span text:style-name="T6">. </text:span><text:span text:style-name="T7">Dans l'avenir, nous nous </text:span>intéresserons<text:span text:style-name="T7"> </text:span><text:bookmark text:name="result_box5"/><text:span text:style-name="T2">offrir un service qui permet l'intégration avec les systèmes existants</text:span><text:span text:style-name="T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 New Roman" svg:font-family="'Time New Roman'"/>
    <style:font-face style:name="Time New Romans" svg:font-family="'Time New Romans'"/>
    <style:font-face style:name="Times New Roman" svg:font-family="'Times New Roman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 New Roman" fo:font-size="13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 New Roman" fo:font-size="13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 New Roman" fo:font-family="'Time New Roman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 New Roman" fo:font-family="'Time New Roman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 New Roman" fo:font-family="'Time New Roman'" fo:font-size="13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 New Roman" fo:font-family="'Time New Roman'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6:44:45.139897054</meta:creation-date>
    <meta:editing-duration>PT5M23S</meta:editing-duration>
    <meta:editing-cycles>2</meta:editing-cycles>
    <meta:generator>LibreOffice/4.2.8.2$Linux_X86_64 LibreOffice_project/420m0$Build-2</meta:generator>
    <dc:date>2016-09-24T18:25:54.189345880</dc:date>
    <meta:document-statistic meta:table-count="0" meta:image-count="0" meta:object-count="0" meta:page-count="1" meta:paragraph-count="12" meta:word-count="245" meta:character-count="1611" meta:non-whitespace-character-count="1375"/>
  </office:meta>
</office:document-meta>
</file>